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svg:font-family="'Noto Sans CJK SC'" style:font-family-generic="system" style:font-pitch="variable"/>
    <style:font-face style:name="Times Roman" svg:font-family="'Times Roman'" style:font-family-generic="system" style:font-pitch="variable"/>
  </office:font-face-decls>
  <office:automatic-styles>
    <style:style style:name="P1" style:family="paragraph" style:parent-style-name="Header_20__26__20_Footer">
      <style:paragraph-properties fo:text-align="start" style:justify-single-word="false">
        <style:tab-stops>
          <style:tab-stop style:position="8.5cm" style:type="center"/>
          <style:tab-stop style:position="17cm" style:type="right"/>
        </style:tab-stops>
      </style:paragraph-properties>
      <style:text-properties officeooo:rsid="000e878e" officeooo:paragraph-rsid="000e878e"/>
    </style:style>
    <style:style style:name="P2" style:family="paragraph" style:parent-style-name="Default">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 style:position="12.03cm"/>
          <style:tab-stop style:position="12.065cm"/>
          <style:tab-stop style:position="12.1cm"/>
          <style:tab-stop style:position="12.136cm"/>
          <style:tab-stop style:position="12.171cm"/>
          <style:tab-stop style:position="12.206cm"/>
          <style:tab-stop style:position="12.241cm"/>
          <style:tab-stop style:position="12.277cm"/>
          <style:tab-stop style:position="12.312cm"/>
          <style:tab-stop style:position="12.347cm"/>
          <style:tab-stop style:position="12.383cm"/>
          <style:tab-stop style:position="12.418cm"/>
          <style:tab-stop style:position="12.453cm"/>
          <style:tab-stop style:position="12.488cm"/>
          <style:tab-stop style:position="12.524cm"/>
          <style:tab-stop style:position="12.559cm"/>
          <style:tab-stop style:position="12.594cm"/>
          <style:tab-stop style:position="12.629cm"/>
          <style:tab-stop style:position="12.665cm"/>
          <style:tab-stop style:position="12.7cm"/>
          <style:tab-stop style:position="12.735cm"/>
          <style:tab-stop style:position="12.771cm"/>
          <style:tab-stop style:position="12.806cm"/>
          <style:tab-stop style:position="12.841cm"/>
          <style:tab-stop style:position="12.876cm"/>
          <style:tab-stop style:position="12.912cm"/>
          <style:tab-stop style:position="12.947cm"/>
          <style:tab-stop style:position="12.982cm"/>
          <style:tab-stop style:position="13.018cm"/>
          <style:tab-stop style:position="13.053cm"/>
          <style:tab-stop style:position="13.088cm"/>
          <style:tab-stop style:position="13.123cm"/>
          <style:tab-stop style:position="13.159cm"/>
          <style:tab-stop style:position="13.194cm"/>
          <style:tab-stop style:position="13.229cm"/>
          <style:tab-stop style:position="13.264cm"/>
          <style:tab-stop style:position="13.3cm"/>
          <style:tab-stop style:position="13.335cm"/>
          <style:tab-stop style:position="13.37cm"/>
          <style:tab-stop style:position="13.406cm"/>
          <style:tab-stop style:position="13.441cm"/>
          <style:tab-stop style:position="13.476cm"/>
          <style:tab-stop style:position="13.511cm"/>
          <style:tab-stop style:position="13.547cm"/>
          <style:tab-stop style:position="13.582cm"/>
          <style:tab-stop style:position="13.617cm"/>
          <style:tab-stop style:position="13.653cm"/>
          <style:tab-stop style:position="13.688cm"/>
          <style:tab-stop style:position="13.723cm"/>
          <style:tab-stop style:position="13.758cm"/>
          <style:tab-stop style:position="13.794cm"/>
          <style:tab-stop style:position="13.829cm"/>
        </style:tab-stops>
      </style:paragraph-properties>
      <style:text-properties style:font-name="Liberation Serif" fo:font-size="16pt" fo:language="en" fo:country="US" fo:font-weight="bold" officeooo:paragraph-rsid="000fcfe3" style:font-size-asian="12pt" style:font-weight-asian="bold" style:font-size-complex="12pt" style:font-weight-complex="bold"/>
    </style:style>
    <style:style style:name="P3" style:family="paragraph" style:parent-style-name="Default">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 style:position="12.03cm"/>
          <style:tab-stop style:position="12.065cm"/>
          <style:tab-stop style:position="12.1cm"/>
          <style:tab-stop style:position="12.136cm"/>
          <style:tab-stop style:position="12.171cm"/>
          <style:tab-stop style:position="12.206cm"/>
          <style:tab-stop style:position="12.241cm"/>
          <style:tab-stop style:position="12.277cm"/>
          <style:tab-stop style:position="12.312cm"/>
          <style:tab-stop style:position="12.347cm"/>
          <style:tab-stop style:position="12.383cm"/>
          <style:tab-stop style:position="12.418cm"/>
          <style:tab-stop style:position="12.453cm"/>
          <style:tab-stop style:position="12.488cm"/>
          <style:tab-stop style:position="12.524cm"/>
          <style:tab-stop style:position="12.559cm"/>
          <style:tab-stop style:position="12.594cm"/>
          <style:tab-stop style:position="12.629cm"/>
          <style:tab-stop style:position="12.665cm"/>
          <style:tab-stop style:position="12.7cm"/>
          <style:tab-stop style:position="12.735cm"/>
          <style:tab-stop style:position="12.771cm"/>
          <style:tab-stop style:position="12.806cm"/>
          <style:tab-stop style:position="12.841cm"/>
          <style:tab-stop style:position="12.876cm"/>
          <style:tab-stop style:position="12.912cm"/>
          <style:tab-stop style:position="12.947cm"/>
          <style:tab-stop style:position="12.982cm"/>
          <style:tab-stop style:position="13.018cm"/>
          <style:tab-stop style:position="13.053cm"/>
          <style:tab-stop style:position="13.088cm"/>
          <style:tab-stop style:position="13.123cm"/>
          <style:tab-stop style:position="13.159cm"/>
          <style:tab-stop style:position="13.194cm"/>
          <style:tab-stop style:position="13.229cm"/>
          <style:tab-stop style:position="13.264cm"/>
          <style:tab-stop style:position="13.3cm"/>
          <style:tab-stop style:position="13.335cm"/>
          <style:tab-stop style:position="13.37cm"/>
          <style:tab-stop style:position="13.406cm"/>
          <style:tab-stop style:position="13.441cm"/>
          <style:tab-stop style:position="13.476cm"/>
          <style:tab-stop style:position="13.511cm"/>
          <style:tab-stop style:position="13.547cm"/>
          <style:tab-stop style:position="13.582cm"/>
          <style:tab-stop style:position="13.617cm"/>
          <style:tab-stop style:position="13.653cm"/>
          <style:tab-stop style:position="13.688cm"/>
          <style:tab-stop style:position="13.723cm"/>
          <style:tab-stop style:position="13.758cm"/>
          <style:tab-stop style:position="13.794cm"/>
          <style:tab-stop style:position="13.829cm"/>
        </style:tab-stops>
      </style:paragraph-properties>
      <style:text-properties style:font-name="Liberation Serif" fo:font-size="16pt" fo:language="en" fo:country="US" fo:font-weight="bold" officeooo:paragraph-rsid="000e878e" style:font-size-asian="12pt" style:font-weight-asian="bold" style:font-size-complex="12pt" style:font-weight-complex="bold"/>
    </style:style>
    <style:style style:name="P4" style:family="paragraph" style:parent-style-name="Default">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 style:position="12.03cm"/>
          <style:tab-stop style:position="12.065cm"/>
          <style:tab-stop style:position="12.1cm"/>
          <style:tab-stop style:position="12.136cm"/>
          <style:tab-stop style:position="12.171cm"/>
          <style:tab-stop style:position="12.206cm"/>
          <style:tab-stop style:position="12.241cm"/>
          <style:tab-stop style:position="12.277cm"/>
          <style:tab-stop style:position="12.312cm"/>
          <style:tab-stop style:position="12.347cm"/>
          <style:tab-stop style:position="12.383cm"/>
          <style:tab-stop style:position="12.418cm"/>
          <style:tab-stop style:position="12.453cm"/>
          <style:tab-stop style:position="12.488cm"/>
          <style:tab-stop style:position="12.524cm"/>
          <style:tab-stop style:position="12.559cm"/>
          <style:tab-stop style:position="12.594cm"/>
          <style:tab-stop style:position="12.629cm"/>
          <style:tab-stop style:position="12.665cm"/>
          <style:tab-stop style:position="12.7cm"/>
          <style:tab-stop style:position="12.735cm"/>
          <style:tab-stop style:position="12.771cm"/>
          <style:tab-stop style:position="12.806cm"/>
          <style:tab-stop style:position="12.841cm"/>
          <style:tab-stop style:position="12.876cm"/>
          <style:tab-stop style:position="12.912cm"/>
          <style:tab-stop style:position="12.947cm"/>
          <style:tab-stop style:position="12.982cm"/>
          <style:tab-stop style:position="13.018cm"/>
          <style:tab-stop style:position="13.053cm"/>
          <style:tab-stop style:position="13.088cm"/>
          <style:tab-stop style:position="13.123cm"/>
          <style:tab-stop style:position="13.159cm"/>
          <style:tab-stop style:position="13.194cm"/>
          <style:tab-stop style:position="13.229cm"/>
          <style:tab-stop style:position="13.264cm"/>
          <style:tab-stop style:position="13.3cm"/>
          <style:tab-stop style:position="13.335cm"/>
          <style:tab-stop style:position="13.37cm"/>
          <style:tab-stop style:position="13.406cm"/>
          <style:tab-stop style:position="13.441cm"/>
          <style:tab-stop style:position="13.476cm"/>
          <style:tab-stop style:position="13.511cm"/>
          <style:tab-stop style:position="13.547cm"/>
          <style:tab-stop style:position="13.582cm"/>
          <style:tab-stop style:position="13.617cm"/>
          <style:tab-stop style:position="13.653cm"/>
          <style:tab-stop style:position="13.688cm"/>
          <style:tab-stop style:position="13.723cm"/>
          <style:tab-stop style:position="13.758cm"/>
          <style:tab-stop style:position="13.794cm"/>
          <style:tab-stop style:position="13.829cm"/>
        </style:tab-stops>
      </style:paragraph-properties>
      <style:text-properties style:font-name="Liberation Serif" fo:font-size="12pt" officeooo:paragraph-rsid="000e878e" style:font-name-asian="Times Roman" style:font-size-asian="12pt" style:font-name-complex="Times Roman" style:font-size-complex="12pt"/>
    </style:style>
    <style:style style:name="P5" style:family="paragraph" style:parent-style-name="Default">
      <style:paragraph-properties fo:margin-left="0cm" fo:margin-right="0cm" fo:margin-top="0cm" fo:margin-bottom="0cm" loext:contextual-spacing="false" fo:line-height="100%" fo:text-align="justify" style:justify-single-word="false" fo:text-indent="0cm" style:auto-text-indent="false"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 style:position="12.03cm"/>
          <style:tab-stop style:position="12.065cm"/>
          <style:tab-stop style:position="12.1cm"/>
          <style:tab-stop style:position="12.136cm"/>
          <style:tab-stop style:position="12.171cm"/>
          <style:tab-stop style:position="12.206cm"/>
          <style:tab-stop style:position="12.241cm"/>
          <style:tab-stop style:position="12.277cm"/>
          <style:tab-stop style:position="12.312cm"/>
          <style:tab-stop style:position="12.347cm"/>
          <style:tab-stop style:position="12.383cm"/>
          <style:tab-stop style:position="12.418cm"/>
          <style:tab-stop style:position="12.453cm"/>
          <style:tab-stop style:position="12.488cm"/>
          <style:tab-stop style:position="12.524cm"/>
          <style:tab-stop style:position="12.559cm"/>
          <style:tab-stop style:position="12.594cm"/>
          <style:tab-stop style:position="12.629cm"/>
          <style:tab-stop style:position="12.665cm"/>
          <style:tab-stop style:position="12.7cm"/>
          <style:tab-stop style:position="12.735cm"/>
          <style:tab-stop style:position="12.771cm"/>
          <style:tab-stop style:position="12.806cm"/>
          <style:tab-stop style:position="12.841cm"/>
          <style:tab-stop style:position="12.876cm"/>
          <style:tab-stop style:position="12.912cm"/>
          <style:tab-stop style:position="12.947cm"/>
          <style:tab-stop style:position="12.982cm"/>
          <style:tab-stop style:position="13.018cm"/>
          <style:tab-stop style:position="13.053cm"/>
          <style:tab-stop style:position="13.088cm"/>
          <style:tab-stop style:position="13.123cm"/>
          <style:tab-stop style:position="13.159cm"/>
          <style:tab-stop style:position="13.194cm"/>
          <style:tab-stop style:position="13.229cm"/>
          <style:tab-stop style:position="13.264cm"/>
          <style:tab-stop style:position="13.3cm"/>
          <style:tab-stop style:position="13.335cm"/>
          <style:tab-stop style:position="13.37cm"/>
          <style:tab-stop style:position="13.406cm"/>
          <style:tab-stop style:position="13.441cm"/>
          <style:tab-stop style:position="13.476cm"/>
          <style:tab-stop style:position="13.511cm"/>
          <style:tab-stop style:position="13.547cm"/>
          <style:tab-stop style:position="13.582cm"/>
          <style:tab-stop style:position="13.617cm"/>
          <style:tab-stop style:position="13.653cm"/>
          <style:tab-stop style:position="13.688cm"/>
          <style:tab-stop style:position="13.723cm"/>
          <style:tab-stop style:position="13.758cm"/>
          <style:tab-stop style:position="13.794cm"/>
          <style:tab-stop style:position="13.829cm"/>
        </style:tab-stops>
      </style:paragraph-properties>
      <style:text-properties style:font-name="Liberation Serif" fo:font-size="12pt" officeooo:paragraph-rsid="000e878e" style:font-name-asian="Times Roman" style:font-size-asian="12pt" style:font-name-complex="Times Roman" style:font-size-complex="12pt"/>
    </style:style>
    <style:style style:name="P6" style:family="paragraph" style:parent-style-name="Default">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 style:position="12.03cm"/>
          <style:tab-stop style:position="12.065cm"/>
          <style:tab-stop style:position="12.1cm"/>
          <style:tab-stop style:position="12.136cm"/>
          <style:tab-stop style:position="12.171cm"/>
          <style:tab-stop style:position="12.206cm"/>
          <style:tab-stop style:position="12.241cm"/>
          <style:tab-stop style:position="12.277cm"/>
          <style:tab-stop style:position="12.312cm"/>
          <style:tab-stop style:position="12.347cm"/>
          <style:tab-stop style:position="12.383cm"/>
          <style:tab-stop style:position="12.418cm"/>
          <style:tab-stop style:position="12.453cm"/>
          <style:tab-stop style:position="12.488cm"/>
          <style:tab-stop style:position="12.524cm"/>
          <style:tab-stop style:position="12.559cm"/>
          <style:tab-stop style:position="12.594cm"/>
          <style:tab-stop style:position="12.629cm"/>
          <style:tab-stop style:position="12.665cm"/>
          <style:tab-stop style:position="12.7cm"/>
          <style:tab-stop style:position="12.735cm"/>
          <style:tab-stop style:position="12.771cm"/>
          <style:tab-stop style:position="12.806cm"/>
          <style:tab-stop style:position="12.841cm"/>
          <style:tab-stop style:position="12.876cm"/>
          <style:tab-stop style:position="12.912cm"/>
          <style:tab-stop style:position="12.947cm"/>
          <style:tab-stop style:position="12.982cm"/>
          <style:tab-stop style:position="13.018cm"/>
          <style:tab-stop style:position="13.053cm"/>
          <style:tab-stop style:position="13.088cm"/>
          <style:tab-stop style:position="13.123cm"/>
          <style:tab-stop style:position="13.159cm"/>
          <style:tab-stop style:position="13.194cm"/>
          <style:tab-stop style:position="13.229cm"/>
          <style:tab-stop style:position="13.264cm"/>
          <style:tab-stop style:position="13.3cm"/>
          <style:tab-stop style:position="13.335cm"/>
          <style:tab-stop style:position="13.37cm"/>
          <style:tab-stop style:position="13.406cm"/>
          <style:tab-stop style:position="13.441cm"/>
          <style:tab-stop style:position="13.476cm"/>
          <style:tab-stop style:position="13.511cm"/>
          <style:tab-stop style:position="13.547cm"/>
          <style:tab-stop style:position="13.582cm"/>
          <style:tab-stop style:position="13.617cm"/>
          <style:tab-stop style:position="13.653cm"/>
          <style:tab-stop style:position="13.688cm"/>
          <style:tab-stop style:position="13.723cm"/>
          <style:tab-stop style:position="13.758cm"/>
          <style:tab-stop style:position="13.794cm"/>
          <style:tab-stop style:position="13.829cm"/>
        </style:tab-stops>
      </style:paragraph-properties>
      <style:text-properties style:font-name="Liberation Serif" fo:font-size="12pt" fo:language="en" fo:country="US" fo:font-weight="bold" officeooo:paragraph-rsid="000e878e" style:font-size-asian="12pt" style:font-weight-asian="bold" style:font-size-complex="12pt" style:font-weight-complex="bold"/>
    </style:style>
    <style:style style:name="P7" style:family="paragraph" style:parent-style-name="Default">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 style:position="12.03cm"/>
          <style:tab-stop style:position="12.065cm"/>
          <style:tab-stop style:position="12.1cm"/>
          <style:tab-stop style:position="12.136cm"/>
          <style:tab-stop style:position="12.171cm"/>
          <style:tab-stop style:position="12.206cm"/>
          <style:tab-stop style:position="12.241cm"/>
          <style:tab-stop style:position="12.277cm"/>
          <style:tab-stop style:position="12.312cm"/>
          <style:tab-stop style:position="12.347cm"/>
          <style:tab-stop style:position="12.383cm"/>
          <style:tab-stop style:position="12.418cm"/>
          <style:tab-stop style:position="12.453cm"/>
          <style:tab-stop style:position="12.488cm"/>
          <style:tab-stop style:position="12.524cm"/>
          <style:tab-stop style:position="12.559cm"/>
          <style:tab-stop style:position="12.594cm"/>
          <style:tab-stop style:position="12.629cm"/>
          <style:tab-stop style:position="12.665cm"/>
          <style:tab-stop style:position="12.7cm"/>
          <style:tab-stop style:position="12.735cm"/>
          <style:tab-stop style:position="12.771cm"/>
          <style:tab-stop style:position="12.806cm"/>
          <style:tab-stop style:position="12.841cm"/>
          <style:tab-stop style:position="12.876cm"/>
          <style:tab-stop style:position="12.912cm"/>
          <style:tab-stop style:position="12.947cm"/>
          <style:tab-stop style:position="12.982cm"/>
          <style:tab-stop style:position="13.018cm"/>
          <style:tab-stop style:position="13.053cm"/>
          <style:tab-stop style:position="13.088cm"/>
          <style:tab-stop style:position="13.123cm"/>
          <style:tab-stop style:position="13.159cm"/>
          <style:tab-stop style:position="13.194cm"/>
          <style:tab-stop style:position="13.229cm"/>
          <style:tab-stop style:position="13.264cm"/>
          <style:tab-stop style:position="13.3cm"/>
          <style:tab-stop style:position="13.335cm"/>
          <style:tab-stop style:position="13.37cm"/>
          <style:tab-stop style:position="13.406cm"/>
          <style:tab-stop style:position="13.441cm"/>
          <style:tab-stop style:position="13.476cm"/>
          <style:tab-stop style:position="13.511cm"/>
          <style:tab-stop style:position="13.547cm"/>
          <style:tab-stop style:position="13.582cm"/>
          <style:tab-stop style:position="13.617cm"/>
          <style:tab-stop style:position="13.653cm"/>
          <style:tab-stop style:position="13.688cm"/>
          <style:tab-stop style:position="13.723cm"/>
          <style:tab-stop style:position="13.758cm"/>
          <style:tab-stop style:position="13.794cm"/>
          <style:tab-stop style:position="13.829cm"/>
        </style:tab-stops>
      </style:paragraph-properties>
      <style:text-properties style:font-name="Liberation Serif" fo:font-size="12pt" fo:language="en" fo:country="US" fo:font-weight="bold" officeooo:rsid="000e8d4e" officeooo:paragraph-rsid="000e8d4e" style:font-size-asian="12pt" style:font-weight-asian="bold" style:font-size-complex="12pt" style:font-weight-complex="bold"/>
    </style:style>
    <style:style style:name="P8" style:family="paragraph" style:parent-style-name="Default">
      <style:paragraph-properties fo:margin-left="0cm" fo:margin-right="0cm" fo:margin-top="0cm" fo:margin-bottom="0cm" loext:contextual-spacing="false" fo:line-height="100%" fo:text-align="justify" style:justify-single-word="false" fo:text-indent="0cm" style:auto-text-indent="false"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 style:position="12.03cm"/>
          <style:tab-stop style:position="12.065cm"/>
          <style:tab-stop style:position="12.1cm"/>
          <style:tab-stop style:position="12.136cm"/>
          <style:tab-stop style:position="12.171cm"/>
          <style:tab-stop style:position="12.206cm"/>
          <style:tab-stop style:position="12.241cm"/>
          <style:tab-stop style:position="12.277cm"/>
          <style:tab-stop style:position="12.312cm"/>
          <style:tab-stop style:position="12.347cm"/>
          <style:tab-stop style:position="12.383cm"/>
          <style:tab-stop style:position="12.418cm"/>
          <style:tab-stop style:position="12.453cm"/>
          <style:tab-stop style:position="12.488cm"/>
          <style:tab-stop style:position="12.524cm"/>
          <style:tab-stop style:position="12.559cm"/>
          <style:tab-stop style:position="12.594cm"/>
          <style:tab-stop style:position="12.629cm"/>
          <style:tab-stop style:position="12.665cm"/>
          <style:tab-stop style:position="12.7cm"/>
          <style:tab-stop style:position="12.735cm"/>
          <style:tab-stop style:position="12.771cm"/>
          <style:tab-stop style:position="12.806cm"/>
          <style:tab-stop style:position="12.841cm"/>
          <style:tab-stop style:position="12.876cm"/>
          <style:tab-stop style:position="12.912cm"/>
          <style:tab-stop style:position="12.947cm"/>
          <style:tab-stop style:position="12.982cm"/>
          <style:tab-stop style:position="13.018cm"/>
          <style:tab-stop style:position="13.053cm"/>
          <style:tab-stop style:position="13.088cm"/>
          <style:tab-stop style:position="13.123cm"/>
          <style:tab-stop style:position="13.159cm"/>
          <style:tab-stop style:position="13.194cm"/>
          <style:tab-stop style:position="13.229cm"/>
          <style:tab-stop style:position="13.264cm"/>
          <style:tab-stop style:position="13.3cm"/>
          <style:tab-stop style:position="13.335cm"/>
          <style:tab-stop style:position="13.37cm"/>
          <style:tab-stop style:position="13.406cm"/>
          <style:tab-stop style:position="13.441cm"/>
          <style:tab-stop style:position="13.476cm"/>
          <style:tab-stop style:position="13.511cm"/>
          <style:tab-stop style:position="13.547cm"/>
          <style:tab-stop style:position="13.582cm"/>
          <style:tab-stop style:position="13.617cm"/>
          <style:tab-stop style:position="13.653cm"/>
          <style:tab-stop style:position="13.688cm"/>
          <style:tab-stop style:position="13.723cm"/>
          <style:tab-stop style:position="13.758cm"/>
          <style:tab-stop style:position="13.794cm"/>
          <style:tab-stop style:position="13.829cm"/>
        </style:tab-stops>
      </style:paragraph-properties>
      <style:text-properties style:font-name="Liberation Serif" fo:font-size="12pt" fo:language="en" fo:country="US" officeooo:paragraph-rsid="000e878e" style:font-size-asian="12pt" style:font-size-complex="12pt"/>
    </style:style>
    <style:style style:name="P9" style:family="paragraph" style:parent-style-name="Default">
      <style:paragraph-properties fo:margin-left="0cm" fo:margin-right="0cm" fo:margin-top="0cm" fo:margin-bottom="0cm" loext:contextual-spacing="false" fo:line-height="100%" fo:text-align="justify" style:justify-single-word="false" fo:text-indent="0cm" style:auto-text-indent="false"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 style:position="12.03cm"/>
          <style:tab-stop style:position="12.065cm"/>
          <style:tab-stop style:position="12.1cm"/>
          <style:tab-stop style:position="12.136cm"/>
          <style:tab-stop style:position="12.171cm"/>
          <style:tab-stop style:position="12.206cm"/>
          <style:tab-stop style:position="12.241cm"/>
          <style:tab-stop style:position="12.277cm"/>
          <style:tab-stop style:position="12.312cm"/>
          <style:tab-stop style:position="12.347cm"/>
          <style:tab-stop style:position="12.383cm"/>
          <style:tab-stop style:position="12.418cm"/>
          <style:tab-stop style:position="12.453cm"/>
          <style:tab-stop style:position="12.488cm"/>
          <style:tab-stop style:position="12.524cm"/>
          <style:tab-stop style:position="12.559cm"/>
          <style:tab-stop style:position="12.594cm"/>
          <style:tab-stop style:position="12.629cm"/>
          <style:tab-stop style:position="12.665cm"/>
          <style:tab-stop style:position="12.7cm"/>
          <style:tab-stop style:position="12.735cm"/>
          <style:tab-stop style:position="12.771cm"/>
          <style:tab-stop style:position="12.806cm"/>
          <style:tab-stop style:position="12.841cm"/>
          <style:tab-stop style:position="12.876cm"/>
          <style:tab-stop style:position="12.912cm"/>
          <style:tab-stop style:position="12.947cm"/>
          <style:tab-stop style:position="12.982cm"/>
          <style:tab-stop style:position="13.018cm"/>
          <style:tab-stop style:position="13.053cm"/>
          <style:tab-stop style:position="13.088cm"/>
          <style:tab-stop style:position="13.123cm"/>
          <style:tab-stop style:position="13.159cm"/>
          <style:tab-stop style:position="13.194cm"/>
          <style:tab-stop style:position="13.229cm"/>
          <style:tab-stop style:position="13.264cm"/>
          <style:tab-stop style:position="13.3cm"/>
          <style:tab-stop style:position="13.335cm"/>
          <style:tab-stop style:position="13.37cm"/>
          <style:tab-stop style:position="13.406cm"/>
          <style:tab-stop style:position="13.441cm"/>
          <style:tab-stop style:position="13.476cm"/>
          <style:tab-stop style:position="13.511cm"/>
          <style:tab-stop style:position="13.547cm"/>
          <style:tab-stop style:position="13.582cm"/>
          <style:tab-stop style:position="13.617cm"/>
          <style:tab-stop style:position="13.653cm"/>
          <style:tab-stop style:position="13.688cm"/>
          <style:tab-stop style:position="13.723cm"/>
          <style:tab-stop style:position="13.758cm"/>
          <style:tab-stop style:position="13.794cm"/>
          <style:tab-stop style:position="13.829cm"/>
        </style:tab-stops>
      </style:paragraph-properties>
      <style:text-properties style:font-name="Liberation Serif" fo:font-size="12pt" officeooo:paragraph-rsid="000e878e" style:font-size-asian="12pt" style:font-size-complex="12pt"/>
    </style:style>
    <style:style style:name="P10" style:family="paragraph" style:parent-style-name="Default">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 style:position="12.03cm"/>
          <style:tab-stop style:position="12.065cm"/>
          <style:tab-stop style:position="12.1cm"/>
          <style:tab-stop style:position="12.136cm"/>
          <style:tab-stop style:position="12.171cm"/>
          <style:tab-stop style:position="12.206cm"/>
          <style:tab-stop style:position="12.241cm"/>
          <style:tab-stop style:position="12.277cm"/>
          <style:tab-stop style:position="12.312cm"/>
          <style:tab-stop style:position="12.347cm"/>
          <style:tab-stop style:position="12.383cm"/>
          <style:tab-stop style:position="12.418cm"/>
          <style:tab-stop style:position="12.453cm"/>
          <style:tab-stop style:position="12.488cm"/>
          <style:tab-stop style:position="12.524cm"/>
          <style:tab-stop style:position="12.559cm"/>
          <style:tab-stop style:position="12.594cm"/>
          <style:tab-stop style:position="12.629cm"/>
          <style:tab-stop style:position="12.665cm"/>
          <style:tab-stop style:position="12.7cm"/>
          <style:tab-stop style:position="12.735cm"/>
          <style:tab-stop style:position="12.771cm"/>
          <style:tab-stop style:position="12.806cm"/>
          <style:tab-stop style:position="12.841cm"/>
          <style:tab-stop style:position="12.876cm"/>
          <style:tab-stop style:position="12.912cm"/>
          <style:tab-stop style:position="12.947cm"/>
          <style:tab-stop style:position="12.982cm"/>
          <style:tab-stop style:position="13.018cm"/>
          <style:tab-stop style:position="13.053cm"/>
          <style:tab-stop style:position="13.088cm"/>
          <style:tab-stop style:position="13.123cm"/>
          <style:tab-stop style:position="13.159cm"/>
          <style:tab-stop style:position="13.194cm"/>
          <style:tab-stop style:position="13.229cm"/>
          <style:tab-stop style:position="13.264cm"/>
          <style:tab-stop style:position="13.3cm"/>
          <style:tab-stop style:position="13.335cm"/>
          <style:tab-stop style:position="13.37cm"/>
          <style:tab-stop style:position="13.406cm"/>
          <style:tab-stop style:position="13.441cm"/>
          <style:tab-stop style:position="13.476cm"/>
          <style:tab-stop style:position="13.511cm"/>
          <style:tab-stop style:position="13.547cm"/>
          <style:tab-stop style:position="13.582cm"/>
          <style:tab-stop style:position="13.617cm"/>
          <style:tab-stop style:position="13.653cm"/>
          <style:tab-stop style:position="13.688cm"/>
          <style:tab-stop style:position="13.723cm"/>
          <style:tab-stop style:position="13.758cm"/>
          <style:tab-stop style:position="13.794cm"/>
          <style:tab-stop style:position="13.829cm"/>
        </style:tab-stops>
      </style:paragraph-properties>
      <style:text-properties style:font-name="Liberation Serif" fo:font-size="14pt" fo:language="en" fo:country="US" officeooo:paragraph-rsid="000e878e" style:font-size-asian="12pt" style:font-size-complex="12pt"/>
    </style:style>
    <style:style style:name="P11" style:family="paragraph" style:parent-style-name="Default" style:master-page-name="Standard">
      <style:paragraph-properties fo:margin-left="0cm" fo:margin-right="0cm" fo:margin-top="0cm" fo:margin-bottom="0cm" loext:contextual-spacing="false" fo:line-height="100%" fo:text-align="justify" style:justify-single-word="false" fo:text-indent="0cm" style:auto-text-indent="false" style:page-number="auto"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 style:position="12.03cm"/>
          <style:tab-stop style:position="12.065cm"/>
          <style:tab-stop style:position="12.1cm"/>
          <style:tab-stop style:position="12.136cm"/>
          <style:tab-stop style:position="12.171cm"/>
          <style:tab-stop style:position="12.206cm"/>
          <style:tab-stop style:position="12.241cm"/>
          <style:tab-stop style:position="12.277cm"/>
          <style:tab-stop style:position="12.312cm"/>
          <style:tab-stop style:position="12.347cm"/>
          <style:tab-stop style:position="12.383cm"/>
          <style:tab-stop style:position="12.418cm"/>
          <style:tab-stop style:position="12.453cm"/>
          <style:tab-stop style:position="12.488cm"/>
          <style:tab-stop style:position="12.524cm"/>
          <style:tab-stop style:position="12.559cm"/>
          <style:tab-stop style:position="12.594cm"/>
          <style:tab-stop style:position="12.629cm"/>
          <style:tab-stop style:position="12.665cm"/>
          <style:tab-stop style:position="12.7cm"/>
          <style:tab-stop style:position="12.735cm"/>
          <style:tab-stop style:position="12.771cm"/>
          <style:tab-stop style:position="12.806cm"/>
          <style:tab-stop style:position="12.841cm"/>
          <style:tab-stop style:position="12.876cm"/>
          <style:tab-stop style:position="12.912cm"/>
          <style:tab-stop style:position="12.947cm"/>
          <style:tab-stop style:position="12.982cm"/>
          <style:tab-stop style:position="13.018cm"/>
          <style:tab-stop style:position="13.053cm"/>
          <style:tab-stop style:position="13.088cm"/>
          <style:tab-stop style:position="13.123cm"/>
          <style:tab-stop style:position="13.159cm"/>
          <style:tab-stop style:position="13.194cm"/>
          <style:tab-stop style:position="13.229cm"/>
          <style:tab-stop style:position="13.264cm"/>
          <style:tab-stop style:position="13.3cm"/>
          <style:tab-stop style:position="13.335cm"/>
          <style:tab-stop style:position="13.37cm"/>
          <style:tab-stop style:position="13.406cm"/>
          <style:tab-stop style:position="13.441cm"/>
          <style:tab-stop style:position="13.476cm"/>
          <style:tab-stop style:position="13.511cm"/>
          <style:tab-stop style:position="13.547cm"/>
          <style:tab-stop style:position="13.582cm"/>
          <style:tab-stop style:position="13.617cm"/>
          <style:tab-stop style:position="13.653cm"/>
          <style:tab-stop style:position="13.688cm"/>
          <style:tab-stop style:position="13.723cm"/>
          <style:tab-stop style:position="13.758cm"/>
          <style:tab-stop style:position="13.794cm"/>
          <style:tab-stop style:position="13.829cm"/>
        </style:tab-stops>
      </style:paragraph-properties>
      <style:text-properties style:font-name="Liberation Serif" fo:font-size="12pt" fo:font-weight="bold" officeooo:paragraph-rsid="000e878e" style:font-name-asian="Times Roman" style:font-size-asian="12pt" style:font-weight-asian="bold" style:font-name-complex="Times Roman" style:font-size-complex="12pt" style:font-weight-complex="bold"/>
    </style:style>
    <style:style style:name="T1" style:family="text">
      <style:text-properties fo:language="en" fo:country="US"/>
    </style:style>
    <style:style style:name="T2" style:family="text">
      <style:text-properties fo:language="en" fo:country="US" officeooo:rsid="000ef40a"/>
    </style:style>
    <style:style style:name="T3" style:family="text">
      <style:text-properties officeooo:rsid="0014127c"/>
    </style:style>
    <style:style style:name="T4" style:family="text">
      <style:text-properties fo:color="#000000" fo:background-color="transparent" loext:char-shading-value="0"/>
    </style:style>
    <style:style style:name="T5" style:family="text">
      <style:text-properties officeooo:rsid="000ef40a"/>
    </style:style>
    <style:style style:name="T6" style:family="text">
      <style:text-properties officeooo:rsid="00137d6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4"/>
      <text:p text:style-name="P2">William John Meakin</text:p>
      <text:p text:style-name="P2"><text:span text:style-name="T6">SmartSat CRC Top-Up Scholarship</text:span> application</text:p>
      <text:p text:style-name="P3">Cover Letter</text:p>
      <text:p text:style-name="P6"/>
      <text:p text:style-name="P10">Project - Onboard Machine Learning for Intelligent Satellites</text:p>
      <text:p text:style-name="P5"/>
      <text:p text:style-name="P7">My Background</text:p>
      <text:p text:style-name="P8"/>
      <text:p text:style-name="P8">When I began my degree, I was mostly interested in abstracted application development. As I progressed though I gained an interest in lower level systems and concepts, i.e. computer science over software engineering, hence my interest in pursuing research grew. The opportunity to explore cutting edge technology, investigate novel problems, <text:span text:style-name="T5">and contribute to scientific knowledge</text:span> became highly motivating.</text:p>
      <text:p text:style-name="P5"/>
      <text:p text:style-name="P8">My first exposure was during my Honours project, where I conducted research into optimising a correlation coefficient algorithm for an embedded <text:span text:style-name="T5">S</text:span>ystem on a <text:span text:style-name="T5">C</text:span>hip. This was conducted as part of an industry placement at Minelab, as part of their research and development team, and gave me an awareness of how research can be tailored to industry end-users for practical real-world application.</text:p>
      <text:p text:style-name="P5"/>
      <text:p text:style-name="P8">After graduating and then spending a year as a research assistant in the <text:span text:style-name="T5">A</text:span>dvanced Computing Research Centre at The University of South Australia, I decided not to pursue a PhD immediately. I have since spent three years as a tutor at UniSA, and a year as a Staff Cadet at the Royal Military College Duntroon. This has given me perspective and skills that will assist in undertaking the challenge a PhD can be. The motivation, discipline and professionalism I have developed along the way have strengthened my commitment to returning to a career in research.</text:p>
      <text:p text:style-name="P5"/>
      <text:p text:style-name="P9"><text:span text:style-name="T1">I am now intent on pursuing a career in </text:span><text:span text:style-name="T2">Machine Learning</text:span><text:span text:style-name="T1">, and the domain of embedded systems for satellites extends upon my past experience </text:span><text:span text:style-name="T2">while suiting my passion for space and exploration</text:span><text:span text:style-name="T1">. Its continued growth will also provide unique problems to solve to further enhance capabilities for the betterment of the world, and is an area I’m very excited to pursue.</text:span></text:p>
      <text:p text:style-name="P5"/>
      <text:p text:style-name="P8">I believe gaining expertise <text:span text:style-name="T5">through this PhD </text:span>will enable an engaging career that necessitates constant skills growth to contribute to emerging technologies. <text:span text:style-name="T6">Being a part of the SmartSat CRC will enhance this experience and provide unique opportunities that broaden my knowled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svg:font-family="'Noto Sans CJK SC'" style:font-family-generic="system" style:font-pitch="variable"/>
    <style:font-face style:name="Times Roman" svg:font-family="'Times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loext:graphic-properties draw:fill-color="#ffffff"/>
      <style:paragraph-properties fo:margin-left="0cm" fo:margin-right="0cm" fo:margin-top="0.282cm" fo:margin-bottom="0cm" loext:contextual-spacing="false" fo:line-height="12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2pt" style:font-style-asian="normal" style:font-weight-asian="normal" style:font-name-complex="Helvetica Neue1" style:font-family-complex="'Helvetica Neue'" style:font-family-generic-complex="system" style:font-pitch-complex="variable" style:font-size-complex="12pt" style:font-style-complex="normal" style:font-weight-complex="normal"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_26__20_Footer" style:display-name="Header &amp; Footer"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ab-stops>
          <style:tab-stop style:position="15.91cm"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language="en" fo:country="US"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_26__20_Footer">
      <style:paragraph-properties fo:text-align="start" style:justify-single-word="false">
        <style:tab-stops>
          <style:tab-stop style:position="8.5cm" style:type="center"/>
          <style:tab-stop style:position="17cm" style:type="right"/>
        </style:tab-stops>
      </style:paragraph-properties>
      <style:text-properties officeooo:rsid="000e878e" officeooo:paragraph-rsid="000e878e"/>
    </style:style>
    <style:style style:name="MT1" style:family="text">
      <style:text-properties fo:language="en" fo:country="US"/>
    </style:style>
    <style:style style:name="MT2" style:family="text">
      <style:text-properties officeooo:rsid="0014127c"/>
    </style:style>
    <style:style style:name="MT3" style:family="text">
      <style:text-properties fo:color="#000000" fo:background-color="transparent"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William John Meakin</text:span><text:tab/><text:span text:style-name="MT2">SmartSat</text:span><text:span text:style-name="MT1"> Cover Letter</text:span><text:tab/><text:span text:style-name="MT3"><text:page-number style:num-format="Native Numbering"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30T09:30:50.642363078</meta:creation-date>
    <dc:date>2021-11-09T15:10:33.393224920</dc:date>
    <meta:editing-duration>PT45M23S</meta:editing-duration>
    <meta:editing-cycles>8</meta:editing-cycles>
    <meta:generator>LibreOffice/6.0.7.3$Linux_X86_64 LibreOffice_project/00m0$Build-3</meta:generator>
    <meta:document-statistic meta:table-count="0" meta:image-count="0" meta:object-count="0" meta:page-count="1" meta:paragraph-count="11" meta:word-count="344" meta:character-count="2185" meta:non-whitespace-character-count="1852"/>
  </office:meta>
</office:document-meta>
</file>